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13.219cm"/>
    </style:style>
    <style:style style:name="Table1.A1" style:family="table-cell">
      <style:table-cell-properties fo:padding="0.15cm" fo:border-left="0.5pt solid #000000" fo:border-right="none" fo:border-top="0.5pt solid #000000" fo:border-bottom="0.5pt solid #000000"/>
    </style:style>
    <style:style style:name="Table1.C1" style:family="table-cell">
      <style:table-cell-properties fo:padding="0.15cm" fo:border="0.5pt solid #000000"/>
    </style:style>
    <style:style style:name="Table1.A2" style:family="table-cell">
      <style:table-cell-properties fo:padding="0.15cm" fo:border-left="0.5pt solid #000000" fo:border-right="none" fo:border-top="none" fo:border-bottom="0.5pt solid #000000"/>
    </style:style>
    <style:style style:name="Table1.C2" style:family="table-cell">
      <style:table-cell-properties fo:padding="0.15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6d0d" officeooo:paragraph-rsid="000c6d0d"/>
    </style:style>
    <style:style style:name="P2" style:family="paragraph" style:parent-style-name="Standard">
      <style:text-properties officeooo:rsid="000ff77d" officeooo:paragraph-rsid="000ff77d"/>
    </style:style>
    <style:style style:name="P3" style:family="paragraph" style:parent-style-name="Standard">
      <style:text-properties officeooo:rsid="0011333b" officeooo:paragraph-rsid="0011333b"/>
    </style:style>
    <style:style style:name="P4" style:family="paragraph" style:parent-style-name="Standard">
      <style:text-properties officeooo:paragraph-rsid="0012ee54"/>
    </style:style>
    <style:style style:name="P5" style:family="paragraph" style:parent-style-name="Standard">
      <style:text-properties officeooo:paragraph-rsid="000ff77d"/>
    </style:style>
    <style:style style:name="P6" style:family="paragraph" style:parent-style-name="Standard">
      <style:text-properties officeooo:paragraph-rsid="0014df84"/>
    </style:style>
    <style:style style:name="P7" style:family="paragraph" style:parent-style-name="Standard">
      <style:text-properties officeooo:rsid="000ff77d" officeooo:paragraph-rsid="00235094"/>
    </style:style>
    <style:style style:name="P8" style:family="paragraph" style:parent-style-name="Standard">
      <style:text-properties style:font-name="Gillius ADF No2" fo:font-size="11pt" officeooo:rsid="0021d6b6" officeooo:paragraph-rsid="000ff77d"/>
    </style:style>
    <style:style style:name="P9" style:family="paragraph" style:parent-style-name="Standard">
      <style:text-properties style:font-name="Gillius ADF No2" fo:font-size="11pt" officeooo:rsid="00235094" officeooo:paragraph-rsid="00235094"/>
    </style:style>
    <style:style style:name="P10" style:family="paragraph" style:parent-style-name="Standard">
      <style:text-properties officeooo:rsid="0026abba" officeooo:paragraph-rsid="0026abba"/>
    </style:style>
    <style:style style:name="P11" style:family="paragraph" style:parent-style-name="Standard">
      <style:text-properties officeooo:rsid="0027e8fa" officeooo:paragraph-rsid="0027e8fa"/>
    </style:style>
    <style:style style:name="T1" style:family="text">
      <style:text-properties officeooo:rsid="000e3dea"/>
    </style:style>
    <style:style style:name="T2" style:family="text">
      <style:text-properties officeooo:rsid="00111150"/>
    </style:style>
    <style:style style:name="T3" style:family="text">
      <style:text-properties officeooo:rsid="0011333b"/>
    </style:style>
    <style:style style:name="T4" style:family="text">
      <style:text-properties style:font-name="Gillius ADF No2" fo:font-size="11pt" officeooo:rsid="0012ee54"/>
    </style:style>
    <style:style style:name="T5" style:family="text">
      <style:text-properties style:font-name="Gillius ADF No2" fo:font-size="11pt" officeooo:rsid="000ff77d"/>
    </style:style>
    <style:style style:name="T6" style:family="text">
      <style:text-properties style:font-name="Gillius ADF No2" fo:font-size="11pt" officeooo:rsid="00163295"/>
    </style:style>
    <style:style style:name="T7" style:family="text">
      <style:text-properties style:font-name="Gillius ADF No2" fo:font-size="11pt" officeooo:rsid="00176e65"/>
    </style:style>
    <style:style style:name="T8" style:family="text">
      <style:text-properties style:font-name="Gillius ADF No2" fo:font-size="11pt" officeooo:rsid="0014df84"/>
    </style:style>
    <style:style style:name="T9" style:family="text">
      <style:text-properties style:font-name="Gillius ADF No2" fo:font-size="11pt" officeooo:rsid="00235094"/>
    </style:style>
    <style:style style:name="T10" style:family="text">
      <style:text-properties style:font-name="Gillius ADF No2" fo:font-size="11pt" officeooo:rsid="00266d42"/>
    </style:style>
    <style:style style:name="T11" style:family="text">
      <style:text-properties style:font-name="Gillius ADF No2" fo:font-size="16.5pt" fo:font-weight="bold" officeooo:rsid="0012ee54"/>
    </style:style>
    <style:style style:name="T12" style:family="text">
      <style:text-properties style:font-name="Gillius ADF No2" fo:font-size="16.5pt" fo:font-weight="bold" officeooo:rsid="0013c109"/>
    </style:style>
    <style:style style:name="T13" style:family="text">
      <style:text-properties officeooo:rsid="0013c109"/>
    </style:style>
    <style:style style:name="T14" style:family="text">
      <style:text-properties officeooo:rsid="0014df84"/>
    </style:style>
    <style:style style:name="T15" style:family="text">
      <style:text-properties officeooo:rsid="0024dae6"/>
    </style:style>
    <style:style style:name="T16" style:family="text">
      <style:text-properties officeooo:rsid="00292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MX <text:span text:style-name="T13">controlled l</text:span>aser <text:span text:style-name="T13">(</text:span><text:span text:style-name="T11">channels</text:span><text:span text:style-name="T12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<text:span text:style-name="T3">Channel </text:span><text:span text:style-name="T4">A001</text:span></text:p>
          </table:table-cell>
          <table:table-cell table:style-name="Table1.C1" office:value-type="string">
            <text:p text:style-name="P3">Values</text:p>
          </table:table-cell>
        </table:table-row>
        <table:table-row>
          <table:table-cell table:style-name="Table1.A2" office:value-type="string">
            <text:p text:style-name="P1">Overall brightness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-255</text:p>
          </table:table-cell>
        </table:table-row>
        <table:table-row>
          <table:table-cell table:style-name="Table1.A2" office:value-type="string">
            <text:p text:style-name="P1">R, G, B brightness</text:p>
          </table:table-cell>
          <table:table-cell table:style-name="Table1.A2" office:value-type="string">
            <text:p text:style-name="P1">2, 3, 4</text:p>
          </table:table-cell>
          <table:table-cell table:style-name="Table1.C2" office:value-type="string">
            <text:p text:style-name="P1">0-255</text:p>
          </table:table-cell>
        </table:table-row>
        <table:table-row>
          <table:table-cell table:style-name="Table1.A2" office:value-type="string">
            <text:p text:style-name="P1">Strobe</text:p>
          </table:table-cell>
          <table:table-cell table:style-name="Table1.A2" office:value-type="string">
            <text:p text:style-name="P1">5</text:p>
          </table:table-cell>
          <table:table-cell table:style-name="Table1.C2" office:value-type="string">
            <text:p text:style-name="P1">0=off, <text:span text:style-name="T1">128=slow, 192=medium, 240=fast, 255=strobe</text:span></text:p>
          </table:table-cell>
        </table:table-row>
        <table:table-row>
          <table:table-cell table:style-name="Table1.A2" office:value-type="string">
            <text:p text:style-name="P6"><text:span text:style-name="T5">T</text:span><text:span text:style-name="T8">urn t</text:span><text:span text:style-name="T10">o angle</text:span></text:p>
          </table:table-cell>
          <table:table-cell table:style-name="Table1.A2" office:value-type="string">
            <text:p text:style-name="P2">6</text:p>
          </table:table-cell>
          <table:table-cell table:style-name="Table1.C2" office:value-type="string">
            <text:p text:style-name="P5"><text:span text:style-name="T14">(channel 7 must be 0) 0</text:span><text:span text:style-name="T5">=</text:span><text:span text:style-name="T6">0, 72=90, 137=180, </text:span><text:span text:style-name="T7">202=270</text:span><text:span text:style-name="T14"> degrees AC (approx 1.333 deg per value increment but not linear). Initial angle is set by where chan 7 left it.</text:span></text:p>
          </table:table-cell>
        </table:table-row>
        <table:table-row>
          <table:table-cell table:style-name="Table1.A2" office:value-type="string">
            <text:p text:style-name="P2">Turn <text:span text:style-name="T15">continuously</text:span></text:p>
          </table:table-cell>
          <table:table-cell table:style-name="Table1.A2" office:value-type="string">
            <text:p text:style-name="P2">7</text:p>
          </table:table-cell>
          <table:table-cell table:style-name="Table1.C2" office:value-type="string">
            <text:p text:style-name="P7">0=stop, <text:span text:style-name="T2">1=fast AC, 64=medium AC, 127=slow AC, 128=slow CW, 192=med CW, 255=fast CW. </text:span><text:span text:style-name="T9">When channel 7 returns to 0 the mirrors will turn AC by the amount set in channel 6 before stopping.</text:span></text:p>
          </table:table-cell>
        </table:table-row>
        <table:table-row>
          <table:table-cell table:style-name="Table1.A2" office:value-type="string">
            <text:p text:style-name="P10">Automatics</text:p>
          </table:table-cell>
          <table:table-cell table:style-name="Table1.A2" office:value-type="string">
            <text:p text:style-name="P10">8</text:p>
          </table:table-cell>
          <table:table-cell table:style-name="Table1.C2" office:value-type="string">
            <text:p text:style-name="P11">101, <text:span text:style-name="T16">125, 150</text:span>=slow, <text:span text:style-name="T16">med, fast</text:span> random, flashing, <text:span text:style-name="T16">151, 175, 200=slow, med, fast random, fading, 201, 225, 250=slow, med, fast random, fading (sparser than 151-200), 251-255=sound activated</text:span>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ius ADF No2" fo:font-family="'Gillius ADF No2'" style:font-style-name="Regular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Standard" style:class="text" style:master-page-name="">
      <style:paragraph-properties fo:margin-top="0.3cm" fo:margin-bottom="0.199cm" loext:contextual-spacing="false" fo:keep-together="always" style:page-number="auto" fo:keep-with-next="always"/>
      <style:text-properties fo:font-size="11pt" fo:font-weight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200%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0%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creation-date>2019-11-10T20:38:03.086741105</meta:creation-date>
    <dc:language>en-GB</dc:language>
    <meta:editing-cycles>5</meta:editing-cycles>
    <meta:editing-duration>PT4M38S</meta:editing-duration>
    <meta:initial-creator>Peter</meta:initial-creator>
    <dc:date>2019-11-10T22:08:43.249540425</dc:date>
    <dc:creator>Peter</dc:creator>
    <meta:document-statistic meta:table-count="1" meta:image-count="0" meta:object-count="0" meta:page-count="1" meta:paragraph-count="22" meta:word-count="125" meta:character-count="745" meta:non-whitespace-character-count="642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home/peter/.config/libreoffice/4/user/template/Default.ott" meta:date="2019-11-10T20:38:01.889106660"/>
  </office:meta>
</office:document-meta>
</file>